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founders-grotesk-web-nypost" svg:font-family="founders-grotesk-web-nypost, Helvetica, sans-serif"/>
    <style:font-face style:name="founders-grotesk-x-cn-nypost" svg:font-family="founders-grotesk-x-cn-nypost, Helvetica, sans-serif"/>
    <style:font-face style:name="inherit" svg:font-family="inherit"/>
    <style:font-face style:name="pt-serif" svg:font-family="pt-serif, Georgia,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left="0in" fo:margin-right="0in" fo:margin-top="0in" fo:margin-bottom="0in" style:line-height-at-least="0.25in" fo:widows="1" fo:text-indent="0in" style:auto-text-indent="false" fo:padding="0in" fo:border="none"/>
      <style:text-properties fo:font-variant="normal" fo:text-transform="none" fo:color="#2e2e2f" style:font-name="pt-serif" fo:font-size="12pt" fo:letter-spacing="normal" fo:font-style="normal" fo:font-weight="normal"/>
    </style:style>
    <style:style style:name="P2" style:family="paragraph" style:parent-style-name="Text_20_body">
      <style:paragraph-properties fo:margin-left="0in" fo:margin-right="0in" fo:margin-top="0in" fo:margin-bottom="0in" style:line-height-at-least="0.25in" fo:widows="1" fo:text-indent="0in" style:auto-text-indent="false" fo:padding="0in" fo:border="none"/>
      <style:text-properties fo:font-variant="normal" fo:text-transform="none" fo:color="#2e2e2f" style:font-name="pt-serif" fo:font-size="12pt" fo:letter-spacing="normal" fo:font-style="normal" fo:font-weight="normal"/>
    </style:style>
    <style:style style:name="P3" style:family="paragraph" style:parent-style-name="Heading_20_3">
      <style:paragraph-properties fo:margin-left="0in" fo:margin-right="0in" fo:margin-top="0in" fo:margin-bottom="0in" style:line-height-at-least="0.25in" fo:widows="1" fo:text-indent="0in" style:auto-text-indent="false" fo:padding="0in" fo:border="none"/>
      <style:text-properties fo:font-variant="normal" fo:text-transform="none" fo:color="#2a2a2a" style:font-name="founders-grotesk-web-nypost" fo:font-size="18pt" fo:letter-spacing="normal" fo:font-style="normal" fo:font-weight="bold"/>
    </style:style>
    <style:style style:name="T1" style:family="text">
      <style:text-properties fo:color="#2a2a2a" style:text-line-through-style="none" style:font-name="inherit" fo:font-size="45pt" style:text-underline-style="none" fo:font-weight="bold"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a xlink:type="simple" xlink:href="http://nypost.com/2015/03/22/israel-beware-of-obama/"><text:span text:style-name="T1">Israel: Beware of Obama</text:span></text:a></text:h>
      <text:p text:style-name="P2">First he comes for the banks and health care, uses the IRS to go after critics, politicizes the Justice Department, spies on journalists, tries to curb religious freedom, slashes the military, throws open the borders, doubles the debt and nationalizes the Internet.</text:p>
      <text:p text:style-name="P2">He lies to the public, ignores the Constitution, inflames race relations and urges Latinos to punish Republican “enemies.” He abandons our ­allies, appeases tyrants, coddles ­adversaries and uses the Crusades as an excuse for inaction as Islamist terrorists slaughter their way across the Mideast.</text:p>
      <text:p text:style-name="P2">Now he’s coming for Israel.</text:p>
      <text:p text:style-name="P2">Barack Obama’s promise to transform America was too modest. He is transforming the whole world before our eyes. Do you see it yet?</text:p>
      <text:p text:style-name="P2">Against the backdrop of the tsunami of trouble he has unleashed, Obama’s pledge to “reassess” America’s relationship with Israel cannot be taken lightly. Already paving the way for an Iranian nuke, he is hinting he’ll also let the other anti-Semites at Turtle Bay have their way. That could mean American support for punitive Security Council resolutions or for Palestinian statehood initiatives. It could mean both, or something worse.</text:p>
      <text:p text:style-name="P2">Whatever form the punishment takes, it will aim to teach Bibi Netanyahu never again to upstage him. And to teach Israeli voters never again to elect somebody Obama doesn’t like.</text:p>
      <text:p text:style-name="P2">Apologists and wishful thinkers, including some Jews, insist Obama real­izes that the special relationship between Israel and the United States must prevail and that allowing too much daylight between friends will encourage enemies.</text:p>
      <text:p text:style-name="P2">Those people are slow learners, or, more dangerously, deny-ists.</text:p>
      <text:p text:style-name="P2">If Obama’s six years in office teach us anything, it is that he is impervious to appeals to good sense. Quite the contrary. Even respectful suggestions from supporters that he behave in the traditions of American presidents fill him with angry determination to do it his way.</text:p>
      <text:p text:style-name="P2">For Israel, the consequences will be intended. Those who make excuses for Obama’s policy failures — naive, bad advice, bad luck — have not come to grips with his dark impulses and deep-seated rage.</text:p>
      <text:p text:style-name="P2">His visceral dislike for Netanyahu is genuine, but also serves as a convenient fig leaf for his visceral dislike of Israel. The fact that it’s personal with Netanyahu doesn’t explain six years of trying to bully Israelis into signing a suicide pact with Muslims bent on destroying them. Netanyahu’s only sin is that he puts his nation’s security first and refuses to knuckle ­under to Obama’s endless demands for unilateral concessions.</text:p>
      <text:p text:style-name="P2"><text:soft-page-break/>That refusal is now the excuse to act against Israel. Consider that, for all the upheaval around the world, the president rarely has a cross word for, let alone an open dispute with, any other foreign leader. He calls Great Britain’s David Cameron “bro” and praised Egypt’s Muslim Brotherhood president, Mohammed Morsi, who had called Zionists “the descendants of apes and pigs.”</text:p>
      <text:p text:style-name="P2">Obama asked Vladimir Putin for patience, promising “more flexibility” after the 2012 election, a genuflection that earned him Russian aggression. His Asian pivot was a head fake, and China is exploiting the vacuum. None of those leaders has gotten the Netanyahu treatment, which included his being forced to use the White House back door on one trip, and the cold shoulder on another.</text:p>
      <text:p text:style-name="P2">It is a clear and glaring double standard.</text:p>
      <text:p text:style-name="P2">Most troubling is Obama’s bended-knee deference to Iran’s Supreme Leader, which has been repaid with “Death to America” and “Death to Israel” demonstrations in Tehran and expanded Iranian military action in other countries.</text:p>
      <text:p text:style-name="P2">The courtship reached the height of absurdity last week, when Obama wished Iranians a happy Persian new year by equating Republican critics of his nuclear deal with the resistance of theocratic hard-liners, saying both “oppose a diplomatic solution.” That is a damnable slur given that a top American military official estimates that Iranian weapons, proxies and trainers killed 1,500 US soldiers in Iraq and Afghanistan. Who in their right mind would trust such an evil regime with a nuke?</text:p>
      <text:p text:style-name="P2">Yet Netanyahu, the leader of our only reliable ally in the region, is ­repeatedly singled out for abuse. He alone is the target of an orchestrated attempt to defeat him at the polls, with Obama political operatives, funded in part by American taxpayers, working to elect his opponent.</text:p>
      <text:p text:style-name="P2">They failed and Netanyahu prevailed because Israelis see him as their best bet to protect them. Their choice was wise, but they’d better buckle up because it’s Israel’s turn to face the wrath of Obama.</text:p>
      <text:h text:style-name="P3" text:outline-level="3">It’s just like old crimes</text:h>
      <text:p text:style-name="P2">Reader Stephen Shapiro agrees that the bad old days of “Taxi Driver” are coming back to Gotham. “Only last night, my wife noted the same thing when walking up Broadway from the Theater District,” he writes. “The sidewalks were packed with illegal sellers of cheap trinkets and maybe stolen goods. Like it was decades ago.”</text:p>
      <text:h text:style-name="P3" text:outline-level="3">Step right up, NYers</text:h>
      <text:p text:style-name="P2">P.T. Barnum is credited with saying, “There’s a sucker born every minute,” but the sentiment applies better to Albany than the circus. After all, who are the greater fools: ticket buyers who believe in sword swallowers and fire-eaters, or taxpayers who believe Gov. Andrew Cuomo and legislators will clean up corruption?</text:p>
      <text:h text:style-name="P3" text:outline-level="3">School vow is more blah-blah-blasio</text:h>
      <text:p text:style-name="P2">There he goes again. Mayor Bill de Blasio is making promises that make no sense and saying things he can’t possibly believe.</text:p>
      <text:p text:style-name="P2"><text:soft-page-break/>Putzie is so desperate to fend off state changes to his control of city schools that he is promising to apply crime-control techniques to educrats. “We’re going to hold every one of the principals to the same kinds of standards that our precinct commanders are held to via CompStat,” he declared.</text:p>
      <text:p text:style-name="P2">That’s crazy talk for two reasons.</text:p>
      <text:p text:style-name="P2">First, he and Chancellor Carmen Fariña say repeatedly they don’t like mainstream educational standards, especially a heavy use of standardized tests for evaluating students and teachers. Throw in their cutback of suspensions for disruptive students and their willful expansion of union power, and it’s hard to see on what basis they will measure principals’ performance.</text:p>
      <text:p text:style-name="P2">Second, his reference to the Police Department as the gold standard of accountability would be valid — if de Blasio weren’t mayor. He is taking away so many enforcement tools from the NYPD that shootings and murder are soaring and evidence mounts that cops are under orders to ignore many quality-of-life crimes. With cops increasingly reduced to responding to crimes already committed, it is unclear what standards de Blasio is using to measure police commanders.</text:p>
      <text:p text:style-name="P2">In truth, the similarity between the mayor’s approach to schools and crime reveals the danger of his incoherent philosophy. He’s a central planner of the Soviet model who doesn’t trust principals, teachers or cops to exercise their professional judgment. Ideological to the core, he’s imposing his political prejudices on their authority despite his lack of experience and training.</text:p>
      <text:p text:style-name="P2">His decisions amount to micromanagement, not leadership, and represent the height of arrogance from a man who is late for virtually every public engagement.</text:p>
      <text:p text:style-name="P2">Here’s an offer: He starts to show up on time, and we start to take him serious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founders-grotesk-web-nypost" svg:font-family="founders-grotesk-web-nypost, Helvetica, sans-serif"/>
    <style:font-face style:name="founders-grotesk-x-cn-nypost" svg:font-family="founders-grotesk-x-cn-nypost, Helvetica, sans-serif"/>
    <style:font-face style:name="inherit" svg:font-family="inherit"/>
    <style:font-face style:name="pt-serif" svg:font-family="pt-serif, Georgia,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30S</meta:editing-duration>
    <meta:editing-cycles>3</meta:editing-cycles>
    <meta:generator>OpenOffice.org/3.4.1$Win32 OpenOffice.org_project/341m1$Build-9593</meta:generator>
    <dc:date>2015-05-18T00:50:41.10</dc:date>
    <meta:document-statistic meta:table-count="0" meta:image-count="0" meta:object-count="0" meta:page-count="3" meta:paragraph-count="32" meta:word-count="1170" meta:character-count="7192"/>
    <meta:user-defined meta:name="Info 1"/>
    <meta:user-defined meta:name="Info 2"/>
    <meta:user-defined meta:name="Info 3"/>
    <meta:user-defined meta:name="Info 4"/>
  </office:meta>
</office:document-meta>
</file>